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>
      <style:paragraph-properties fo:text-align="start" style:justify-single-word="false" style:writing-mode="lr-tb"/>
      <style:text-properties style:font-name="Arial" fo:language="en" fo:country="US" fo:font-weight="bold" officeooo:paragraph-rsid="00083c73" style:font-weight-asian="bold" style:font-weight-complex="bold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List_20_Paragraph">
      <style:paragraph-properties fo:text-align="start" style:justify-single-word="false" style:writing-mode="lr-tb"/>
      <style:text-properties style:font-name="Arial" fo:language="en" fo:country="US" fo:font-weight="bold" officeooo:rsid="00083c73" officeooo:paragraph-rsid="00083c73" style:font-weight-asian="bold" style:font-weight-complex="bold"/>
    </style:style>
    <style:style style:name="P4" style:family="paragraph" style:parent-style-name="List_20_Paragraph">
      <style:paragraph-properties fo:text-align="start" style:justify-single-word="false" style:writing-mode="lr-tb"/>
      <style:text-properties style:font-name="Arial" fo:language="en" fo:country="US" fo:font-weight="bold" officeooo:paragraph-rsid="0007ecd9" style:font-weight-asian="bold" style:font-weight-complex="bold"/>
    </style:style>
    <style:style style:name="P5" style:family="paragraph" style:parent-style-name="List_20_Paragraph" style:list-style-name="WWNum6">
      <style:paragraph-properties fo:text-align="start" style:justify-single-word="false" style:writing-mode="lr-tb"/>
      <style:text-properties style:font-name="Arial" fo:language="en" fo:country="US" fo:font-weight="bold" officeooo:paragraph-rsid="0007ecd9" style:font-weight-asian="bold" style:font-weight-complex="bold"/>
    </style:style>
    <style:style style:name="P6" style:family="paragraph" style:parent-style-name="List_20_Paragraph" style:list-style-name="WWNum6">
      <style:paragraph-properties fo:text-align="start" style:justify-single-word="false" style:writing-mode="lr-tb"/>
      <style:text-properties style:font-name="Arial" fo:language="en" fo:country="US" officeooo:paragraph-rsid="0007ecd9"/>
    </style:style>
    <style:style style:name="P7" style:family="paragraph" style:parent-style-name="List_20_Paragraph" style:list-style-name="WWNum6">
      <style:paragraph-properties fo:text-align="start" style:justify-single-word="false" style:writing-mode="lr-tb"/>
      <style:text-properties style:font-name="Arial" fo:language="en" fo:country="US" fo:font-weight="bold" officeooo:rsid="0007ecd9" officeooo:paragraph-rsid="0007ecd9" style:font-weight-asian="bold" style:font-weight-complex="bold"/>
    </style:style>
    <style:style style:name="P8" style:family="paragraph" style:parent-style-name="List_20_Paragraph" style:list-style-name="WWNum6">
      <style:paragraph-properties fo:text-align="start" style:justify-single-word="false" style:writing-mode="lr-tb"/>
      <style:text-properties style:font-name="Arial" fo:language="en" fo:country="US" fo:font-weight="bold" officeooo:rsid="00083c73" officeooo:paragraph-rsid="00083c73" style:font-weight-asian="bold" style:font-weight-complex="bold"/>
    </style:style>
    <style:style style:name="P9" style:family="paragraph" style:parent-style-name="Standard" style:list-style-name="WWNum6">
      <style:paragraph-properties fo:text-align="start" style:justify-single-word="false" style:writing-mode="lr-tb"/>
      <style:text-properties style:font-name="Arial" fo:language="en" fo:country="US" fo:font-weight="bold" officeooo:paragraph-rsid="0007ecd9" style:font-weight-asian="bold" style:font-weight-complex="bold"/>
    </style:style>
    <style:style style:name="T1" style:family="text">
      <style:text-properties style:font-name="Arial" fo:language="en" fo:country="US" fo:font-weight="bold" style:font-weight-asian="bold" style:font-weight-complex="bold"/>
    </style:style>
    <style:style style:name="T2" style:family="text">
      <style:text-properties style:font-name="Arial" fo:language="en" fo:country="US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h text:style-name="P2" text:outline-level="1">Home assignment 2 </text:h>
      <text:p text:style-name="P3" loext:marker-style-name="T1"/>
      <text:p text:style-name="P3" loext:marker-style-name="T1">Lamin A/C Gene that causes Hutchinson-Gilford progeria syndrome, often called the "Benjamin Button disease."</text:p>
      <text:p text:style-name="P4" loext:marker-style-name="T1"/>
      <text:list text:style-name="WWNum6">
        <text:list-item>
          <text:p text:style-name="P5" loext:marker-style-name="T1">Selected any protein of Interest and give the name and then select any interesting structure from the result then do the following. </text:p>
          <text:p text:style-name="P5" loext:marker-style-name="T1"/>
          <text:list>
            <text:list-item>
              <text:p text:style-name="P6" loext:marker-style-name="T2">What is the selected PDB ID? </text:p>
              <text:list>
                <text:list-item>
                  <text:p text:style-name="P5" loext:marker-style-name="T2">7D9N | pdb_00007d9n</text:p>
                  <text:p text:style-name="P5" loext:marker-style-name="T2"/>
                </text:list-item>
              </text:list>
            </text:list-item>
            <text:list-item>
              <text:p text:style-name="P6" loext:marker-style-name="T2">What is the full name of the protein? </text:p>
              <text:list>
                <text:list-item>
                  <text:p text:style-name="P5" loext:marker-style-name="T2">Crystal structure of a non-canonic progeria mutation S143F at lamin A/C and its structural implication to the premature aging</text:p>
                  <text:p text:style-name="P5" loext:marker-style-name="T2"/>
                </text:list-item>
              </text:list>
            </text:list-item>
            <text:list-item>
              <text:p text:style-name="P6" loext:marker-style-name="T2">Find the Length of its Sequence.<text:span text:style-name="T3"/></text:p>
              <text:list>
                <text:list-item>
                  <text:p text:style-name="P7" loext:marker-style-name="T2">204</text:p>
                  <text:p text:style-name="P7" loext:marker-style-name="T2"/>
                </text:list-item>
              </text:list>
            </text:list-item>
            <text:list-item>
              <text:p text:style-name="P6" loext:marker-style-name="T2">Find any two positions of Ramachandran outliers.<text:span text:style-name="T3"/></text:p>
              <text:list>
                <text:list-item>
                  <text:p text:style-name="P8" loext:marker-style-name="T2">0 </text:p>
                  <text:p text:style-name="P8" loext:marker-style-name="T2"/>
                </text:list-item>
              </text:list>
            </text:list-item>
            <text:list-item>
              <text:p text:style-name="P6" loext:marker-style-name="T2">Find the superfamily of the protein based on SCOP classification. <text:s/></text:p>
              <text:list>
                <text:list-item>
                  <text:p text:style-name="P5" loext:marker-style-name="T2">Intermediate filament protein (Filament)</text:p>
                  <text:p text:style-name="P5" loext:marker-style-name="T2"/>
                </text:list-item>
              </text:list>
            </text:list-item>
            <text:list-item>
              <text:p text:style-name="P6" loext:marker-style-name="T2">Find the experimental method for this structure. </text:p>
              <text:list>
                <text:list-item>
                  <text:p text:style-name="P5" loext:marker-style-name="T2">X-RAY DIFFRACTION</text:p>
                  <text:p text:style-name="P5" loext:marker-style-name="T2"/>
                </text:list-item>
              </text:list>
            </text:list-item>
            <text:list-item>
              <text:p text:style-name="P6" loext:marker-style-name="T2">Find the Genome location (if available) </text:p>
              <text:list>
                <text:list-item>
                  <text:p text:style-name="P9" loext:marker-style-name="T2">Homo sapiens isolate CHM13 chromosome 1, alternate assembly T2T-CHM13v2.0<text:bookmark text:name="chrTitleRegion"/></text:p>
                  <text:p text:style-name="P6" loext:marker-style-name="T2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List_20_Paragraph">
      <style:paragraph-properties fo:margin-left="0in" fo:text-align="start" style:justify-single-word="false" fo:text-indent="0in" style:auto-text-indent="false" style:writing-mode="lr-tb"/>
      <style:text-properties style:font-name="Arial" fo:language="en" fo:country="US" fo:font-weight="bold" officeooo:paragraph-rsid="00083c73" style:font-weight-asian="bold" style:font-weight-complex="bold"/>
    </style:style>
    <style:style style:name="MT1" style:family="text">
      <style:text-properties style:font-name="Arial" fo:language="en" fo:country="US" fo:font-weight="bold" style:font-weight-asian="bold" style:font-weight-complex="bold"/>
    </style:style>
    <style:style style:name="MT2" style:family="text">
      <style:text-properties officeooo:rsid="00083c7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 loext:marker-style-name="MT1">IT4133-Bioinformatics-and-Computational-Biology<text:tab/><text:tab/><text:tab/><text:tab/><text:span text:style-name="MT2">2020ICT07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5T00:00:52.695044491</meta:creation-date>
    <dc:date>2025-09-25T00:20:00.332210822</dc:date>
    <meta:editing-duration>PT8M56S</meta:editing-duration>
    <meta:editing-cycles>1</meta:editing-cycles>
    <meta:document-statistic meta:table-count="0" meta:image-count="0" meta:object-count="0" meta:page-count="1" meta:paragraph-count="18" meta:word-count="145" meta:character-count="930" meta:non-whitespace-character-count="806"/>
    <meta:generator>LibreOffice/25.2.6.2$Linux_X86_64 LibreOffice_project/520$Build-2</meta:generator>
  </office:meta>
</office:document-meta>
</file>